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5d6a4" officeooo:paragraph-rsid="0015d6a4" style:font-weight-asian="bold" style:font-weight-complex="bold"/>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officeooo:rsid="0015d6a4" officeooo:paragraph-rsid="0020be74" style:font-weight-asian="bold" style:font-weight-complex="bold"/>
    </style:style>
    <style:style style:name="P3" style:family="paragraph" style:parent-style-name="Standard">
      <style:paragraph-properties fo:text-align="start" style:justify-single-word="false"/>
      <style:text-properties style:text-underline-style="none" fo:font-weight="normal" officeooo:rsid="0015d6a4" officeooo:paragraph-rsid="0015d6a4"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15d6a4" officeooo:paragraph-rsid="001796cb"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15d6a4" officeooo:paragraph-rsid="0022f8e0"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15d6a4" officeooo:paragraph-rsid="00271008" style:font-weight-asian="normal" style:font-weight-complex="normal"/>
    </style:style>
    <style:style style:name="P7" style:family="paragraph" style:parent-style-name="Standard">
      <style:paragraph-properties fo:text-align="start" style:justify-single-word="false"/>
      <style:text-properties officeooo:paragraph-rsid="001796cb"/>
    </style:style>
    <style:style style:name="P8" style:family="paragraph" style:parent-style-name="Standard">
      <style:paragraph-properties fo:text-align="start" style:justify-single-word="false"/>
      <style:text-properties style:text-underline-style="none" fo:font-weight="normal" officeooo:rsid="001796cb" officeooo:paragraph-rsid="0022f8e0"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271008" officeooo:paragraph-rsid="00271008" style:font-weight-asian="normal" style:font-weight-complex="normal"/>
    </style:style>
    <style:style style:name="P10" style:family="paragraph" style:parent-style-name="Standard">
      <style:paragraph-properties fo:text-align="start" style:justify-single-word="false"/>
      <style:text-properties officeooo:paragraph-rsid="001796cb"/>
    </style:style>
    <style:style style:name="T1" style:family="text">
      <style:text-properties fo:font-size="6pt" style:font-size-asian="6pt" style:font-size-complex="6pt"/>
    </style:style>
    <style:style style:name="T2" style:family="text">
      <style:text-properties fo:font-size="12pt" style:font-size-asian="10.5pt" style:font-size-complex="12pt"/>
    </style:style>
    <style:style style:name="T3" style:family="text">
      <style:text-properties fo:font-size="12pt" officeooo:rsid="0020c75c" style:font-size-asian="10.5pt" style:font-size-complex="12pt"/>
    </style:style>
    <style:style style:name="T4" style:family="text">
      <style:text-properties style:text-position="super 58%"/>
    </style:style>
    <style:style style:name="T5" style:family="text">
      <style:text-properties officeooo:rsid="001796cb"/>
    </style:style>
    <style:style style:name="T6" style:family="text">
      <style:text-properties officeooo:rsid="0018d0c7"/>
    </style:style>
    <style:style style:name="T7" style:family="text">
      <style:text-properties officeooo:rsid="001a0b72"/>
    </style:style>
    <style:style style:name="T8" style:family="text">
      <style:text-properties officeooo:rsid="001ac138"/>
    </style:style>
    <style:style style:name="T9" style:family="text">
      <style:text-properties style:text-underline-style="none" fo:font-weight="normal" officeooo:rsid="0015d6a4" style:font-weight-asian="normal" style:font-weight-complex="normal"/>
    </style:style>
    <style:style style:name="T10" style:family="text">
      <style:text-properties style:text-underline-style="none" fo:font-weight="normal" officeooo:rsid="001ac138" style:font-weight-asian="normal" style:font-weight-complex="normal"/>
    </style:style>
    <style:style style:name="T11" style:family="text">
      <style:text-properties style:text-underline-style="none" fo:font-weight="normal" officeooo:rsid="001b9b1f" style:font-weight-asian="normal" style:font-weight-complex="normal"/>
    </style:style>
    <style:style style:name="T12" style:family="text">
      <style:text-properties officeooo:rsid="001b9b1f"/>
    </style:style>
    <style:style style:name="T13" style:family="text">
      <style:text-properties officeooo:rsid="001dc904"/>
    </style:style>
    <style:style style:name="T14" style:family="text">
      <style:text-properties officeooo:rsid="001f7876"/>
    </style:style>
    <style:style style:name="T15" style:family="text">
      <style:text-properties officeooo:rsid="0020c75c"/>
    </style:style>
    <style:style style:name="T16" style:family="text">
      <style:text-properties officeooo:rsid="00271008"/>
    </style:style>
    <style:style style:name="T17" style:family="text">
      <style:text-properties officeooo:rsid="002822be"/>
    </style:style>
    <style:style style:name="T18" style:family="text">
      <style:text-properties officeooo:rsid="002951f5"/>
    </style:style>
    <style:style style:name="T19" style:family="text">
      <style:text-properties officeooo:rsid="0029972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rostasis Resurrection </text:p>
      <text:p text:style-name="P2">Part <text:span text:style-name="T13">X</text:span>XI<text:span text:style-name="T5">I</text:span>.V – <text:s/>Dark Matter &amp; Energy <text:s/>/ Secrets of the universe / Multiverse</text:p>
      <text:p text:style-name="P5"><text:tab/>“...Beautiful...”</text:p>
      <text:p text:style-name="P5"><text:tab/>Dante Romano exited the room after re-encapsulating the tri-dot syringe kit into his quad Kevlar C<text:span text:style-name="T1">60 </text:span><text:span text:style-name="T2">armour suit.</text:span></text:p>
      <text:p text:style-name="P5"><text:span text:style-name="T2"><text:tab/></text:span><text:span text:style-name="T3">T</text:span>he word <text:span text:style-name="T15">was spoken by</text:span> this pilot, Lt. First class, Mike Gruntess.</text:p>
      <text:p text:style-name="P3"><text:tab/>“I am a princess <text:span text:style-name="T15">in an</text:span> Ivory tower, and you are?” <text:span text:style-name="T14">Biological functions return to my cortex. I recognized him, but he never spoke to me before, I wonder why now he is showing signs of interest.</text:span></text:p>
      <text:p text:style-name="P4"><text:tab/>“What's your name, princess?” He inquired as he sat in the vacant seat at the end of the class, <text:span text:style-name="T15">next to me,</text:span> <text:span text:style-name="T15">in the </text:span>usually reserved for <text:span text:style-name="T5">the '</text:span>back-row-of-the-bus <text:span text:style-name="T15">rebels'</text:span> attitude, or in rare cases teacher's pet. In previous years <text:span text:style-name="T15">the latter</text:span> would situate themselves at the 1<text:span text:style-name="T4">st</text:span> or 2<text:span text:style-name="T4">nd</text:span> table on the left side of the class, where their cone of vision could potentially focus mainly on the teacher, or commander. <text:span text:style-name="T5">And in shooting ranges they'd take the left-most station to ensure no shell cases came flying in their direction, before the shell case protection triangle emerged... I didn't know at the time which title would suit him better. But I was somewhat curious to see. </text:span></text:p>
      <text:p text:style-name="P4"><text:tab/>“<text:span text:style-name="T5">I'm Corporal Ophelia Summer, first name Corporal, sir.” I smirked politely in his direction.</text:span></text:p>
      <text:p text:style-name="P4"><text:tab/>“<text:span text:style-name="T5">I'm Mike, first name Lt. First class if you insist on ranks with me, soldier girl.”</text:span></text:p>
      <text:p text:style-name="P4"><text:tab/>“<text:span text:style-name="T5">Keep your distance fly-boy, I'm damaged goods. Haven't you noticed they have assigned me my very own Psyion priest? Not every girl can say that about her mental instabilities, you know?”</text:span></text:p>
      <text:p text:style-name="P5"><text:tab/>“<text:span text:style-name="T5">Yep, I had noticed, then let us for the sake of argument explain to me everything you know that could be explained via quantum mechanics if you will...”</text:span></text:p>
      <text:p text:style-name="P8"><text:tab/>He seemed dead serious as far as I could tell.</text:p>
      <text:p text:style-name="P4"><text:tab/>“<text:span text:style-name="T6">Why?” I truly wanted to know.</text:span></text:p>
      <text:p text:style-name="P5"><text:tab/>“<text:span text:style-name="T6">You're excellent at by-the-book definitions in briefings, I wanna see how you explain stuff when you are not intimidated by a higher ranking officer shouting commands. I only see you guys when I'm on drop-ship duty before you engage in your death row/suicide missions. Come on, don't do it for rank, do it of your own volition. If you want to go to your room you may leave any minute now, or if you have another duty, feel free to go...” He gestured with his hands.</text:span></text:p>
      <text:p text:style-name="P4"><text:tab/>“<text:span text:style-name="T6">I will want to go to lunch pretty soon, if you don't mind, sir.”</text:span></text:p>
      <text:p text:style-name="P4"><text:tab/>“<text:span text:style-name="T6">So, what is it then?” He kept his sincere gaze at me from point blank range.</text:span></text:p>
      <text:p text:style-name="P4"><text:tab/>“<text:span text:style-name="T6">Fine. The teleporters that we use do it via quantum entanglement, after scanning every molecule they re-create the individual on the other side via finding in the other side particle box their entangled counterpart...”</text:span></text:p>
      <text:p text:style-name="P4"><text:soft-page-break/><text:tab/>“<text:span text:style-name="T6">Spooky action at a distance, as Einstein called it -” Mike interrupted her.</text:span></text:p>
      <text:p text:style-name="P4"><text:tab/>“<text:span text:style-name="T6">Right. Also when we transform to other bigger than human life forms, or vice versa, the missing or extra bio-mass is conserved in dark matter form, and keeps surrounding the bio-mass of the original person via dark energy. It is hidden in the vast spaces inside the nuclei of atoms by forces brought forth by opposing quarks, gravitons, fermions, <text:s/>and other Higgs-Boson particles such as Mesons, basically a combination of half integer particles with Bosons which have full integer particle spins.”</text:span></text:p>
      <text:p text:style-name="P4"><text:tab/>“<text:span text:style-name="T7">A good use of Gluons on the Boson side of the equation. That is why we harvest a lot of Tantalum 180 isotope which is relatively stable for our Reaver wormhole drives as well. You're pretty good, soldier girl.” He had thrown one of his somewhat condescending smiles. He had a nasty habit, which he likely picked up from his fellow pilots to have this kind sure of himself more than he deserved it. It had felt is Iroquois descent had filled him with some ancient pride as well. It felt weird thinking how is Mohawk hair-cut would fit in a helmet, especially the very tight and suffocating of human life helmets need to use, when they submerge in their cockpits.</text:span></text:p>
      <text:p text:style-name="P4"><text:tab/>“<text:span text:style-name="T8">Ask me about any quarks, leptons, plasmons and phonons any time, fly-boy, I am smarter than <text:s/>my team-mates... Even if at times they were led to believe this was not the case, I'm rarely gets the credit I deserve from them.” I really meant it, I wonder why I had felt before that my wisdom was something that must be shunned away from?</text:span></text:p>
      <text:p text:style-name="P4"><text:tab/>“<text:span text:style-name="T8">Hey, Ophel,...” Ricci's voice suddenly interrupted my line of thought, “We have food to distribute along the compound if you don't mind...”</text:span></text:p>
      <text:p text:style-name="P4"><text:tab/>“<text:span text:style-name="T8">Oh sorry, sir, we bring lunch to all the guard duty posts now, so they don't have to rely upon battle rations, which are very nutritious but lack something we humans call flavour. Maybe you remember what a guard duty is like, since you pilots are always at the base, when you're not flying or dropping us in the field.”</text:span></text:p>
      <text:p text:style-name="P4"><text:tab/>“<text:span text:style-name="T8">Sure thing, happy distribution then, I'll see you around Corporal Summer.”</text:span></text:p>
      <text:p text:style-name="P4"><text:tab/>“<text:span text:style-name="T8">Aye aye, sir.” Me and Ricci left the room. He handed me a box of hot plastic plates.</text:span></text:p>
      <text:p text:style-name="P4"><text:tab/>“<text:span text:style-name="T16">How much time have you listened in on us, Ricci?” I took the box. I try to convey a judgmental look towards him, but I'm not sure he got my drift.</text:span></text:p>
      <text:p text:style-name="P6"><text:tab/>“<text:span text:style-name="T16">Long enough, I hope I wasn't interfering with your love affairs.” He gave me a nudge with his elbow. I took it lightly, even though it had hurt me quite a bit. Ricci is just a pile of muscles, and sometimes he is not aware of his own strength, but he means no harm.</text:span></text:p>
      <text:p text:style-name="P9"><text:tab/>“If you're dropping anything, I'm not coming back with you to the kitchen, this place gives the heebie jeebies, and you know it. Tread carefully with your crate, and I'll be doing the same with mine.”</text:p>
      <text:p text:style-name="P4"><text:soft-page-break/><text:tab/>“<text:span text:style-name="T8">What was that all about?” He asked,staring at me oddly for 624 mili-seconds too long.</text:span></text:p>
      <text:p text:style-name="P4"><text:tab/>“<text:span text:style-name="T8">None of your fucking business, ese.” I gave Ricci a friendly punch, he would know if it wasn't.</text:span></text:p>
      <text:p text:style-name="P4"><text:tab/>“<text:span text:style-name="T8">I thought we are on a better terms than that, I keep tabs on all the girls Hicks and Phillipes are dating for you, then all of a sudden some hotshot pilot is engaging in conversation with you and 'Mums the word'. Fine, I don't have to keep my side of the bargain if you keep to yourself, Ophel.”</text:span></text:p>
      <text:p text:style-name="P4"><text:tab/>“<text:span text:style-name="T8">He simply tested me for my Higgs-Boson knowledge, man, he was probably set to do this to examine a theoretical future promotion for me, like they always test Mecha-pilots on scientific stuff before promoting them up the chain of command. There was no ulterior motive here as far as I could sense.” I turned my attention to the 'Just add water' writing on the battle rations, which in requires exothermic output. Basic redox of H+ and OH- ions being reduced and oxidized so the process can be easily recycled for another use, once the substrates have been replaced with new cathodes and anodes, of course.</text:span></text:p>
      <text:p text:style-name="P4"><text:tab/>“<text:span text:style-name="T8">Sure thing, Ophel, I'll let you enjoy the benefit of the doubt this time around, but I've seen things your mindset so corrupted by the likes of Hicks have altered your vision of reality. This dude was definitely scoping your internals for a possible healthy something, if you know what I mean.”</text:span></text:p>
      <text:p text:style-name="P4"><text:tab/>“<text:span text:style-name="T8">Whatever, Ricci. But speaking of the devil, has he given you any words of wisdom to pass along to the likes of me, poor damsel in distress, stuck with him in this lonely outpost in the middle of the fray?”</text:span></text:p>
      <text:p text:style-name="P7"><text:span text:style-name="T9"><text:tab/>“</text:span><text:span text:style-name="T10">As a matter of fact, he did convey something that you should hear: </text:span><text:span text:style-name="T11">'</text:span>I did love you once.<text:line-break/>You should not have believ'd me, for virtue cannot so inoculate our old stock but we shall relish of it. I lov'd you not. Get thee to a nunn'ry, why woulds't thou be a breeder of sinners?<text:span text:style-name="T12">'”</text:span></text:p>
      <text:p text:style-name="P7"><text:tab/>“<text:span text:style-name="T12">So I was the more deceiv'd than hath Hamlet let in. Tell Sgt. Drake Hicks that all I said is F.U.”</text:span></text:p>
      <text:p text:style-name="P7"><text:tab/>“<text:span text:style-name="T17">I will tell him to go Fornicate Under Consent of the King, if you insist, but I doubt he'll be very happy to know you hold Alpha team leader in such a low regards. Me and Kacey, got your back, all the way as always.”</text:span></text:p>
      <text:p text:style-name="P7"><text:tab/>“<text:span text:style-name="T18">I'm not sure about the KGB junior assets, the Krayler twins, but Frinz Aran is a stand up guy.”</text:span></text:p>
      <text:p text:style-name="P7"><text:tab/>“<text:span text:style-name="T18">He was a field analyst while Nicole was his informant, right?”</text:span></text:p>
      <text:p text:style-name="P7"><text:tab/>“<text:span text:style-name="T18">That's what I heard. And Frinz, stood up to his father, never wanting to become another functionary in the Kingdom of Malawi, most who oppose the elephant hunter PMCs are never seen again. I'm kind of proud of him. Prince of Lilongwe is in our midst.”</text:span></text:p>
      <text:p text:style-name="P7"><text:tab/>“<text:span text:style-name="T19">Yeah, what about the Zhang and Hworang? Do you trust those Delta team sorry asses?”</text:span></text:p>
      <text:p text:style-name="P7"><text:tab/>“<text:span text:style-name="T19">Gong-Li and William are fine. I wouldn't know about Sgt. Ueamatsu though.”</text:span></text:p>
      <text:p text:style-name="P7"><text:tab/>“<text:span text:style-name="T19">He can't be as bad as Sgt. Mack or Sgt. Kristie, but Sgt. Shem-Tov might be a bad ass, but </text:span><text:soft-page-break/><text:span text:style-name="T19">tends more to care about his team them himself.”</text:span></text:p>
      <text:p text:style-name="P7"><text:tab/>“<text:span text:style-name="T19">I'm not sure I feel about Mustapha, as he would take care of me and Jacques before himself. But overall he's been good to me, unlike Hicks, or Krayler.”</text:span></text:p>
      <text:p text:style-name="P7"><text:tab/>“<text:span text:style-name="T19">Don't underestimate in their first name, it might cost you dearly.”</text:span></text:p>
      <text:p text:style-name="P7"><text:tab/>“<text:span text:style-name="T19">Sorry Sergeants of the aforementioned names: Abdul, Hicks and Krayler.”</text:span></text:p>
      <text:p text:style-name="P7"><text:tab/>“<text:span text:style-name="T19">I don't mind, but they would, Ophel, you're in enough shit as it is, try to keep yor head above water for once in your life. I know you had a rough childhood, we all did. Do you think I had good time running guns with my uncle Asado Loco from Nicaragua to Angola. It wasn't as fun as it sounds.”</text:span></text:p>
      <text:p text:style-name="P7"><text:tab/>“<text:span text:style-name="T19">Maybe you should have stayed at Juvi for a couple of years more instead of drafting your ass here.” I smiled towards Ricci but he had sunk to his past. His uncle did a number on him, which now does reflect on the boy. His smile rarely waned away for this long before. “Hey, Ricardo, snap out of it, man, you're scaring me.”</text:span></text:p>
      <text:p text:style-name="P7"><text:tab/><text:span text:style-name="T19">It took him a few more corridors to return to himself, but it had eventually happened. Self note: Do not ever bring up Ricci's uncle, it has a very down bearing effect on hi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DejaVu Sans"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DejaVu 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writing-mode="pag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4T17:18:36.948660353</meta:creation-date>
    <dc:date>2016-03-10T04:31:03.407171350</dc:date>
    <meta:editing-duration>P1DT22H13M48S</meta:editing-duration>
    <meta:editing-cycles>15</meta:editing-cycles>
    <meta:generator>LibreOffice/5.0.5.2$Linux_X86_64 LibreOffice_project/00$Build-2</meta:generator>
    <meta:print-date>2016-03-02T16:36:37.454201505</meta:print-date>
    <meta:document-statistic meta:table-count="0" meta:image-count="0" meta:object-count="0" meta:page-count="4" meta:paragraph-count="49" meta:word-count="1715" meta:character-count="9407" meta:non-whitespace-character-count="7687"/>
  </office:meta>
</office:document-meta>
</file>